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Arial" fo:font-size="12pt" style:font-size-asian="12pt" style:font-size-complex="12pt"/>
    </style:style>
    <style:style style:name="P3" style:family="paragraph" style:parent-style-name="Standard">
      <style:paragraph-properties fo:text-align="start" style:justify-single-word="false"/>
      <style:text-properties style:font-name="Arial" fo:font-size="12pt" style:font-size-asian="12pt" style:font-size-complex="12pt"/>
    </style:style>
    <style:style style:name="P4" style:family="paragraph" style:parent-style-name="Preformatted_20_Text">
      <style:text-properties style:font-name="Arial" fo:font-size="12pt" style:font-size-asian="12pt" style:font-size-complex="12pt"/>
    </style:style>
    <style:style style:name="T1" style:family="text">
      <style:text-properties style:text-underline-style="none" fo:font-weight="normal" style:font-weight-asian="normal" style:font-weight-complex="normal"/>
    </style:style>
    <style:style style:name="T2"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OUDIER<text:tab/><text:tab/><text:tab/><text:tab/><text:tab/><text:tab/><text:tab/><text:tab/><text:tab/> <text:s text:c="12"/><text:tab/>31/03/2020</text:p>
      <text:p text:style-name="Standard">Yanis</text:p>
      <text:p text:style-name="Standard">TS SN1</text:p>
      <text:p text:style-name="Standard"/>
      <text:p text:style-name="Standard"/>
      <text:p text:style-name="P1">Are you ready for a robot to serve you coffee ?</text:p>
      <text:p text:style-name="P1"/>
      <text:p text:style-name="P3"><text:span text:style-name="T1">Dans un coffee shop à Séoul, un robot conçoit des cafés sur commande via une application ou une borne tactile. Ce robot peut concevoir 14 cafés à la fois.</text:span></text:p>
      <text:p text:style-name="P3"><text:span text:style-name="T1">Un employé de bureau <text:s/>dit que l'endroit est rempli d'employés de bureaux et d'habitants du coin à midi, c'est pourquoi c'est pratique d'avoir un robot , ça permet d'avoir un café plus rapidement.</text:span></text:p>
      <text:p text:style-name="P2">Le café est une des industries qui utilisent les services automatisés dans des pays technologiquement avancés.</text:p>
      <text:p text:style-name="P2">Ces services automatisés sont aussi utilisés dans les restaurants, les magasins d'alimentation, les banques et les fabricants.</text:p>
      <text:p text:style-name="P2"/>
      <text:p text:style-name="P2">Cette semaine, les travailleurs qui travaillent sur environ 2 500 grandes grues sur les chantiers de construction se sont mis en grève. Ils protestaient contre l'utilisation croissante de petites grues robotisées. D'autres groupes ont également protesté contre l'utilisation d'appareils automatisés à la place de travailleurs humains, comme chez Emart, le plus grand groupe de magasins d'alimentation de Corée du Sud.<text:line-break/>La Corée du sud a changé ses plans pour automatiser les perceptions de taxes routières</text:p>
      <text:p text:style-name="P2">Ils ont réagi après avoir reçu des critiques pour avoir supprimer 6700 emplois. Au lieu que tout soit automatisé, seulement une partie le sera et le reste sera toujours effectué par les humains.</text:p>
      <text:p text:style-name="P2">La Corée du Sud a été l'un des premiers pays à adopter l'automatisation. En 2017, elle avait le plus haut pourcentage de robots par rapport au travailleurs humains dans le monde </text:p>
      <text:p text:style-name="P4"><text:span text:style-name="T2">Selon la Fédération internationale de robotique, la Corée du Sud compte 710 robots pour 10 000 travailleurs de manufacture. La moyenne internationale est de 85 robots pour 10 000 employés.</text:span></text:p>
      <text:p text:style-name="P2">Le salaire le plus bas autorisé en Corée du sud a augmenté de 27,3 % depuis ces 2 dernières années. De ce fait, les entreprises ont pu réduire leur coût de main d’œuvre. </text:p>
      <text:p text:style-name="P2">Malgré les pertes d’emplois, la Corée du sud continue de remplacer les employés et d’automatiser. </text:p>
      <text:p text:style-name="P2">Les personnes nées après 1980 ont tendance à vouloir éviter les rencontres avec les autres, ils préfèrent donc les technologies qui, elles permettent d'éviter les autres. </text:p>
      <text:p text:style-name="P2">Dans le magasin LAB101, les clients ouvrent la porte du magasin avec leur carte de crédit. Une fois dedans, ils peuvent essayer les habits et les acheter sans avoir affaire aux vendeurs.</text:p>
      <text:p text:style-name="P2">On peut essayer et regarder autant de jeans qu’on veut sans être dérangé.</text:p>
      <text:p text:style-name="P2"/>
      <text:p text:style-name="P2">Au coffee shop, ce robot peut faire 300 cafés par jour à un prix allant de 2 à 3$.</text:p>
      <text:p text:style-name="P2">Certains employés aiment le robot et d’autres non, par exemple, Lee Sang Jin dit que le robot ne peut pas faire de boissons personnalisée comme les humain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1" style:font-size-asian="10pt" style:font-name-complex="Liberation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27T14:00:44.681000000</meta:creation-date>
    <dc:date>2020-03-31T21:01:39.32</dc:date>
    <meta:editing-duration>PT19M21S</meta:editing-duration>
    <meta:editing-cycles>2</meta:editing-cycles>
    <meta:generator>OpenOffice/4.1.7$Win32 OpenOffice.org_project/417m1$Build-9800</meta:generator>
    <meta:document-statistic meta:table-count="0" meta:image-count="0" meta:object-count="0" meta:page-count="1" meta:paragraph-count="19" meta:word-count="445" meta:character-count="2683"/>
  </office:meta>
</office:document-meta>
</file>